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1cm" svg:y="4.7cm">
          <draw:text-box>
            <text:p><text:span text:style-name="T1">i</text:span></text:p>
          </draw:text-box>
        </draw:frame>
        <draw:frame draw:style-name="gr3" draw:text-style-name="P2" draw:layer="layout" svg:width="14.989cm" svg:height="8.431cm" svg:x="0.011cm" svg:y="1.0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7:11:38.635142690</dc:date>
    <meta:editing-duration>PT5M23S</meta:editing-duration>
    <meta:editing-cycles>25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cm" svg:height="8.432cm" xlink:href="." xlink:type="simple" chart:class="chart:scatter" chart:style-name="ch1">
        <chart:plot-area chart:style-name="ch2" chart:data-source-has-labels="both" svg:x="0.299cm" svg:y="0.168cm" svg:width="14.392cm" svg:height="8.096cm">
          <chart:coordinate-region svg:x="0.841cm" svg:y="0.367cm" svg:width="13.756cm" svg:height="7.69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